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textarea-horizontal-align="justify" draw:textarea-vertical-align="middle" draw:auto-grow-height="false" fo:min-height="1.676cm" fo:min-width="2.325cm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706cm" fo:min-width="2.206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706cm" fo:min-width="2.206cm"/>
    </style:style>
    <style:style style:name="gr4" style:family="graphic" style:parent-style-name="standard">
      <style:graphic-properties draw:textarea-horizontal-align="justify" draw:textarea-vertical-align="middle" draw:auto-grow-height="false" fo:min-height="1.676cm" fo:min-width="11.283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374cm" fo:min-width="1.269cm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375cm" fo:min-width="1.268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375cm" fo:min-width="1.268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374cm" fo:min-width="1.268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374cm" fo:min-width="1.269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375cm" fo:min-width="1.268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374cm" fo:min-width="1.268cm"/>
    </style:style>
    <style:style style:name="gr19" style:family="graphic" style:parent-style-name="standard">
      <style:graphic-properties draw:textarea-horizontal-align="justify" draw:textarea-vertical-align="middle" draw:auto-grow-height="false" fo:min-height="0.844cm" fo:min-width="2.556cm"/>
    </style:style>
    <style:style style:name="gr20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0.374cm" fo:min-width="1.269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375cm" fo:min-width="1.268cm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374cm" fo:min-width="1.268cm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375cm" fo:min-width="1.269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706cm" fo:min-width="2.206cm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06cm" fo:min-width="2.206cm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706cm" fo:min-width="2.206cm"/>
    </style:style>
    <style:style style:name="gr3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fo:background-color="#0fda00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fo:font-size="10pt" fo:background-color="#ffffff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0pt" fo:background-color="#ffffff" style:font-size-asian="10pt" style:font-size-complex="10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 fo:background-color="#0fda00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0pt" fo:background-color="transparen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0000" fo:font-size="12pt" fo:font-weight="bold" fo:background-color="#0fda00" style:font-size-asian="12pt" style:font-weight-asian="bold" style:font-size-complex="12pt" style:font-weight-complex="bold"/>
    </style:style>
    <style:style style:name="T1" style:family="text">
      <style:text-properties fo:color="#000000" fo:font-size="18pt" fo:font-weight="bold" fo:background-color="#0fda00" style:font-weight-asian="bold" style:font-weight-complex="bold"/>
    </style:style>
    <style:style style:name="T2" style:family="text">
      <style:text-properties fo:color="#000000" fo:font-size="10pt" fo:font-weight="bold" fo:background-color="#ffffff" style:font-size-asian="10pt" style:font-weight-asian="bold" style:font-size-complex="10pt" style:font-weight-complex="bold"/>
    </style:style>
    <style:style style:name="T3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fo:font-size="10pt" fo:font-weight="bold" fo:background-color="#0fda0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0fda00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fo:background-color="#ffffff" style:font-name-asian="Noto Sans CJK SC Regular" style:font-size-asian="9pt" style:font-style-asian="normal" style:font-weight-asian="bold" style:font-name-complex="Lohit Devanagari2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Lohit Devanagari2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fo:background-color="#0fda00" style:font-name-asian="Noto Sans CJK SC Regular" style:font-size-asian="9pt" style:font-style-asian="normal" style:font-weight-asian="bold" style:font-name-complex="Lohit Devanagari2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fo:background-color="#0fda00" style:font-name-asian="Noto Sans CJK SC Regular" style:font-size-asian="9pt" style:font-style-asian="normal" style:font-weight-asian="bold" style:font-name-complex="Lohit Devanagari2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fo:background-color="#ffffff" style:font-name-asian="Noto Sans CJK SC Regular" style:font-size-asian="9pt" style:font-style-asian="normal" style:font-weight-asian="bold" style:font-name-complex="Lohit Devanagari2" style:font-size-complex="9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0fda00" style:font-name-asian="Noto Sans CJK SC Regular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fo:font-weight="bold" fo:background-color="#0fda00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3.051cm" svg:height="2.08cm" svg:x="1.449cm" svg:y="0.12cm">
          <text:p text:style-name="P1"><text:span text:style-name="T1"><text:a xlink:href="http://www.sbb.org.br/conteudo-interativo/pesquisa-da-biblia/" xlink:type="simple">Bíblia</text:a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15" draw:id="id15" draw:layer="layout" svg:width="5.41cm" svg:height="1.91cm" svg:x="5.8cm" svg:y="2.8cm">
          <text:p text:style-name="P3"><text:span text:style-name="T2">1 texto do</text:span></text:p>
          <text:p text:style-name="P1"><text:span text:style-name="T2"><text:s/></text:span><text:span text:style-name="T2">Antigo Testament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6" draw:id="id16" draw:layer="layout" svg:width="5.41cm" svg:height="1.91cm" svg:x="2.7cm" svg:y="4cm">
          <text:p text:style-name="P3"><text:span text:style-name="T3">1 texto do</text:span></text:p>
          <text:p text:style-name="P1"><text:span text:style-name="T3">Novo Testamen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2" draw:id="id2" draw:layer="layout" svg:width="12.725cm" svg:height="2.08cm" svg:x="15.074cm" svg:y="1.02cm">
          <text:p text:style-name="P1"><text:span text:style-name="T4">Linguagens de programação e marcaçã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4.5cm" svg:y1="1.16cm" svg:x2="15.074cm" svg:y2="2.06cm" draw:start-shape="id1" draw:end-shape="id2" svg:d="M4500 1160h5287v900h5287" svg:viewBox="0 0 10575 901">
          <text:p/>
        </draw:connector>
        <draw:custom-shape draw:style-name="gr6" draw:text-style-name="P8" xml:id="id7" draw:id="id7" draw:layer="layout" svg:width="3.537cm" svg:height="1.248cm" svg:x="7.963cm" svg:y="5.852cm">
          <text:p text:style-name="P3"><text:span text:style-name="T2"><text:a xlink:href="https://www.learnjavaonline.org/" xlink:type="simple">Java</text:a></text:span><text:span text:style-name="T5"><text:s/>/ </text:span><text:span text:style-name="T6"><text:a xlink:href="https://developer.android.com/guide/?hl=pt-br" xlink:type="simple">Android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xml:id="id3" draw:id="id3" draw:layer="layout" svg:width="3.537cm" svg:height="1.249cm" svg:x="23.963cm" svg:y="5.851cm">
          <text:p><text:span text:style-name="T7"><text:a xlink:href="https://aurelio.net/shell/apostila-introducao-shell.pdf" xlink:type="simple">Shell Script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a xlink:href="http://www.tutorialspoint.com/cprogramming/" xlink:type="simple" xlink:show="embed">
          <draw:custom-shape draw:style-name="gr8" draw:text-style-name="P10" xml:id="id27" draw:id="id27" draw:layer="layout" svg:width="3.536cm" svg:height="1.249cm" svg:x="19.998cm" svg:y="5.851cm">
            <text:p><text:span text:style-name="T7"><text:a xlink:href="http://www.tutorialspoint.com/cprogramming/" xlink:type="simple">C</text:a></text:span><text:span text:style-name="T8"><text:s/>/ </text:span><text:span text:style-name="T9"><text:a xlink:href="https://www.cprogramming.com/tutorial/c++-tutorial.html" xlink:type="simple">C++</text:a>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a>
        <draw:custom-shape draw:style-name="gr9" draw:text-style-name="P8" xml:id="id26" draw:id="id26" draw:layer="layout" svg:width="3.536cm" svg:height="1.249cm" svg:x="15.964cm" svg:y="5.851cm">
          <text:p><text:span text:style-name="T9"><text:a xlink:href="https://docs.microsoft.com/pt-br/dotnet/csharp/getting-started/" xlink:type="simple">C#</text:a></text:span><text:span text:style-name="T10"><text:s/>e </text:span><text:span text:style-name="T7"><text:a xlink:href="https://docs.microsoft.com/en-us/dotnet/visual-basic/" xlink:type="simple">V. Basic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8" xml:id="id25" draw:id="id25" draw:layer="layout" svg:width="3.536cm" svg:height="1.248cm" svg:x="11.964cm" svg:y="5.852cm">
          <text:p text:style-name="P3"><text:span text:style-name="T2"><text:a xlink:href="https://docs.swift.org/swift-book/LanguageGuide/TheBasics.html" xlink:type="simple">Swift</text:a></text:span><text:span text:style-name="T5"><text:s/>e </text:span><text:span text:style-name="T6"><text:a xlink:href="https://developer.apple.com/library/archive/documentation/Cocoa/Conceptual/ProgrammingWithObjectiveC/Introduction/Introduction.html" xlink:type="simple">Obj. C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xml:id="id6" draw:id="id6" draw:layer="layout" svg:width="3.537cm" svg:height="1.249cm" svg:x="12.3cm" svg:y="13.2cm">
          <text:p text:style-name="P3"><text:span text:style-name="T11"><text:a xlink:href="http://www.tutorialspoint.com/ruby/" xlink:type="simple">Ruby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draw:type="curve" svg:x1="27.5cm" svg:y1="6.476cm" svg:x2="8.811cm" svg:y2="11.31cm" draw:start-shape="id3" draw:start-glue-point="7" draw:end-shape="id4" draw:end-glue-point="5" svg:d="M27500 6476c751 0 501 2417-9345 2417s-10097 2417-9344 2417" svg:viewBox="0 0 19215 4835">
          <text:p/>
        </draw:connector>
        <draw:connector draw:style-name="gr12" draw:text-style-name="P7" draw:layer="layout" draw:type="curve" svg:x1="25.932cm" svg:y1="11.9cm" svg:x2="14.069cm" svg:y2="13.2cm" draw:start-shape="id5" draw:start-glue-point="6" draw:end-shape="id6" draw:end-glue-point="4" svg:d="M25932 11900c0 975-11863 325-11863 1300" svg:viewBox="0 0 11864 1301">
          <text:p/>
        </draw:connector>
        <draw:connector draw:style-name="gr12" draw:text-style-name="P7" draw:layer="layout" draw:type="curve" svg:x1="21.436cm" svg:y1="3.1cm" svg:x2="7.963cm" svg:y2="6.476cm" draw:start-shape="id2" draw:start-glue-point="6" draw:end-shape="id7" draw:end-glue-point="5" svg:d="M21436 3100c0 2065-6988 1720-10544 2048s-3682 1328-2929 1328" svg:viewBox="0 0 13846 3377">
          <text:p/>
        </draw:connector>
        <draw:custom-shape draw:style-name="gr13" draw:text-style-name="P5" xml:id="id21" draw:id="id21" draw:layer="layout" svg:width="3.537cm" svg:height="1.249cm" svg:x="4.263cm" svg:y="16.1cm">
          <text:p><text:span text:style-name="T9"><text:a xlink:href="https://docs.gimp.org/2.10/pt_BR/" xlink:type="simple">GIMP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22" draw:id="id22" draw:layer="layout" svg:width="3.537cm" svg:height="1.248cm" svg:x="8.263cm" svg:y="16.1cm">
          <text:p><text:span text:style-name="T7"><text:a xlink:href="https://wiki.synfig.org/Category:Manual" xlink:type="simple">Synfig Studio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9" xml:id="id9" draw:id="id9" draw:layer="layout" svg:width="3.537cm" svg:height="1.249cm" svg:x="24.252cm" svg:y="16.066cm">
          <text:p><text:span text:style-name="T7"><text:a xlink:href="https://natron.readthedocs.io/en/rb-2.3/" xlink:type="simple">Natron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5" xml:id="id13" draw:id="id13" draw:layer="layout" svg:width="3.536cm" svg:height="1.249cm" svg:x="20.298cm" svg:y="16.066cm">
          <text:p><text:span text:style-name="T9"><text:a xlink:href="https://documents.blackmagicdesign.com/UserManuals/DaVinciResolve15/ReferenceManual/20181123-46b82e/DaVinci_Resolve_15_Reference_Manual.pdf" xlink:type="simple">DaVinci Resolve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9" xml:id="id12" draw:id="id12" draw:layer="layout" svg:width="3.537cm" svg:height="1.249cm" svg:x="16.3cm" svg:y="16.1cm">
          <text:p><text:span text:style-name="T7"><text:a xlink:href="https://bfwiki.tellefsen.net/index.php/Manual_2_ToC" xlink:type="simple">Bluefish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" xml:id="id11" draw:id="id11" draw:layer="layout" svg:width="3.536cm" svg:height="1.248cm" svg:x="12.3cm" svg:y="16.1cm">
          <text:p><text:span text:style-name="T9"><text:a xlink:href="https://docs.blender.org/manual/pt/2.79/" xlink:type="simple">Blender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xml:id="id14" draw:id="id14" draw:layer="layout" svg:width="3.3cm" svg:height="1.18cm" svg:x="24.5cm" svg:y="12.62cm">
          <text:p text:style-name="P1"><text:span text:style-name="T4">Desig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7" xml:id="id10" draw:id="id10" draw:layer="layout" draw:line-skew="-0.564cm" svg:x1="2.032cm" svg:y1="16.1cm" svg:x2="26.02cm" svg:y2="16.066cm" draw:start-shape="id8" draw:start-glue-point="4" draw:end-shape="id9" svg:d="M2032 16100v-1100h23988v1066" svg:viewBox="0 0 23989 1101">
          <text:p/>
        </draw:connector>
        <draw:connector draw:style-name="gr5" draw:text-style-name="P7" draw:layer="layout" draw:type="line" svg:x1="14.026cm" svg:y1="15cm" svg:x2="14.068cm" svg:y2="16.1cm" draw:start-shape="id10" draw:start-glue-point="0" draw:end-shape="id11" draw:end-glue-point="4" svg:d="M14026 15000l42 1100" svg:viewBox="0 0 43 1101">
          <text:p/>
        </draw:connector>
        <draw:connector draw:style-name="gr5" draw:text-style-name="P7" draw:layer="layout" draw:type="line" svg:x1="14.026cm" svg:y1="15cm" svg:x2="18.069cm" svg:y2="16.1cm" draw:start-shape="id10" draw:start-glue-point="0" draw:end-shape="id12" draw:end-glue-point="4" svg:d="M14026 15000l4043 1100" svg:viewBox="0 0 4044 1101">
          <text:p/>
        </draw:connector>
        <draw:connector draw:style-name="gr5" draw:text-style-name="P7" draw:layer="layout" draw:type="line" svg:x1="14.026cm" svg:y1="15cm" svg:x2="22.066cm" svg:y2="16.066cm" draw:start-shape="id10" draw:start-glue-point="0" draw:end-shape="id13" draw:end-glue-point="4" svg:d="M14026 15000l8040 1066" svg:viewBox="0 0 8041 1067">
          <text:p/>
        </draw:connector>
        <draw:connector draw:style-name="gr5" draw:text-style-name="P7" draw:layer="layout" draw:type="curve" svg:x1="26.15cm" svg:y1="13.8cm" svg:x2="14.026cm" svg:y2="15cm" draw:start-shape="id14" draw:start-glue-point="6" draw:end-shape="id10" draw:end-glue-point="0" svg:d="M26150 13800c0 871-12124 272-12124 1200" svg:viewBox="0 0 12125 1201">
          <text:p/>
        </draw:connector>
        <draw:connector draw:style-name="gr20" draw:text-style-name="P7" draw:layer="layout" draw:type="curve" svg:x1="4.5cm" svg:y1="1.16cm" svg:x2="8.505cm" svg:y2="2.8cm" draw:start-shape="id1" draw:start-glue-point="7" draw:end-shape="id15" draw:end-glue-point="4" svg:d="M4500 1160c2670 0 4005 546 4005 1640" svg:viewBox="0 0 4006 1641">
          <text:p/>
        </draw:connector>
        <draw:connector draw:style-name="gr20" draw:text-style-name="P7" draw:layer="layout" draw:type="curve" svg:x1="2.975cm" svg:y1="2.2cm" svg:x2="5.405cm" svg:y2="4cm" draw:start-shape="id1" draw:start-glue-point="6" draw:end-shape="id16" svg:d="M2975 2200c0 1351 2430 452 2430 1800" svg:viewBox="0 0 2431 1801">
          <text:p/>
        </draw:connector>
        <draw:custom-shape draw:style-name="gr21" draw:text-style-name="P11" xml:id="id4" draw:id="id4" draw:layer="layout" svg:width="3.537cm" svg:height="1.248cm" svg:x="8.811cm" svg:y="10.686cm">
          <text:p text:style-name="P1"><text:span text:style-name="T12"><text:a xlink:href="http://htmldog.com/guides/html/#" xlink:type="simple">HTML</text:a></text:span><text:span text:style-name="T13">, </text:span><text:span text:style-name="T14"><text:a xlink:href="http://htmldog.com/guides/css/" xlink:type="simple">CSS</text:a></text:span><text:span text:style-name="T13">,</text:span></text:p>
          <text:p text:style-name="P1"><text:span text:style-name="T15"><text:s/></text:span><text:span text:style-name="T15"><text:a xlink:href="https://secure.php.net/manual/pt_BR/tutorial.firstpage.php" xlink:type="simple">PHP</text:a></text:span><text:span text:style-name="T13">, </text:span><text:span text:style-name="T16"><text:a xlink:href="http://htmldog.com/guides/javascript/" xlink:type="simple">JS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8" xml:id="id5" draw:id="id5" draw:layer="layout" svg:width="3.537cm" svg:height="1.249cm" svg:x="24.163cm" svg:y="10.651cm">
          <text:p><text:span text:style-name="T7"><text:a xlink:href="https://docs.python.org/3/tutorial/" xlink:type="simple">Python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xml:id="id20" draw:id="id20" draw:layer="layout" svg:width="3.536cm" svg:height="1.249cm" svg:x="20.309cm" svg:y="10.651cm">
          <text:p text:style-name="P1"><text:span text:style-name="T11"><text:a xlink:href="https://www.w3schools.com/sql/sql_intro.asp" xlink:type="simple">SQL</text:a></text:span><text:span text:style-name="T10"><text:s/>e</text:span><text:span text:style-name="T7"> </text:span><text:span text:style-name="T17"><text:a xlink:href="https://www.tutorialspoint.com/mariadb/" xlink:type="simple">MariaDB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xml:id="id19" draw:id="id19" draw:layer="layout" svg:width="3.537cm" svg:height="1.249cm" svg:x="16.5cm" svg:y="10.651cm">
          <text:p><text:span text:style-name="T11"><text:a xlink:href="https://go-tour-br.appspot.com/basics/1" xlink:type="simple">Go Lang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xml:id="id18" draw:id="id18" draw:layer="layout" svg:width="3.536cm" svg:height="1.248cm" svg:x="12.6cm" svg:y="10.652cm">
          <text:p text:style-name="P1"><text:span text:style-name="T7"><text:a xlink:href="https://learn.perl.org/tutorials/" xlink:type="simple">Perl</text:a>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xml:id="id17" draw:id="id17" draw:layer="layout" draw:line-skew="-0.385cm" svg:x1="10.58cm" svg:y1="10.686cm" svg:x2="25.952cm" svg:y2="10.551cm" draw:start-shape="id4" draw:start-glue-point="4" svg:d="M10580 10686v-886h15372v751" svg:viewBox="0 0 15373 887">
          <text:p/>
        </draw:connector>
        <draw:connector draw:style-name="gr5" draw:text-style-name="P7" draw:layer="layout" draw:type="lines" draw:line-skew="0.541cm 0.349cm" svg:x1="18.266cm" svg:y1="9.8cm" svg:x2="14.368cm" svg:y2="10.652cm" draw:start-shape="id17" draw:start-glue-point="0" draw:end-shape="id18" draw:end-glue-point="4" svg:d="M18266 9800l-3898 700v152" svg:viewBox="0 0 3899 853">
          <text:p/>
        </draw:connector>
        <draw:connector draw:style-name="gr5" draw:text-style-name="P7" draw:layer="layout" draw:type="lines" draw:line-skew="0.641cm" svg:x1="18.266cm" svg:y1="9.8cm" svg:x2="18.269cm" svg:y2="10.651cm" draw:start-shape="id17" draw:start-glue-point="0" draw:end-shape="id19" draw:end-glue-point="4" svg:d="M18266 9800v100l3 249v502" svg:viewBox="0 0 4 852">
          <text:p/>
        </draw:connector>
        <draw:connector draw:style-name="gr5" draw:text-style-name="P7" draw:layer="layout" draw:type="lines" draw:line-skew="0.541cm 0.451cm" svg:x1="18.266cm" svg:y1="9.8cm" svg:x2="22.077cm" svg:y2="10.651cm" draw:start-shape="id17" draw:start-glue-point="0" draw:end-shape="id20" draw:end-glue-point="4" svg:d="M18266 9800l3811 800v51" svg:viewBox="0 0 3812 852">
          <text:p/>
        </draw:connector>
        <draw:custom-shape draw:style-name="gr26" draw:text-style-name="P9" xml:id="id8" draw:id="id8" draw:layer="layout" svg:width="3.537cm" svg:height="1.249cm" svg:x="0.263cm" svg:y="16.1cm">
          <text:p><text:span text:style-name="T7"><text:a xlink:href="http://tavmjong.free.fr/INKSCAPE/MANUAL/html/Introduction.html" xlink:type="simple">Inkscape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14.026cm" svg:y1="15cm" svg:x2="6.032cm" svg:y2="16.1cm" draw:start-shape="id10" draw:start-glue-point="0" draw:end-shape="id21" draw:end-glue-point="4" svg:d="M14026 15000l-7994 1100" svg:viewBox="0 0 7995 1101">
          <text:p/>
        </draw:connector>
        <draw:connector draw:style-name="gr5" draw:text-style-name="P7" draw:layer="layout" draw:type="line" svg:x1="14.026cm" svg:y1="15cm" svg:x2="10.032cm" svg:y2="16.1cm" draw:start-shape="id10" draw:start-glue-point="0" draw:end-shape="id22" draw:end-glue-point="4" svg:d="M14026 15000l-3994 1100" svg:viewBox="0 0 3995 1101">
          <text:p/>
        </draw:connector>
        <draw:custom-shape draw:style-name="gr27" draw:text-style-name="P12" xml:id="id23" draw:id="id23" draw:layer="layout" svg:width="5.41cm" svg:height="1.91cm" svg:x="1.19cm" svg:y="11cm">
          <text:p text:style-name="P3"><text:span text:style-name="T18">Reler Livros,</text:span></text:p>
          <text:p text:style-name="P3"><text:span text:style-name="T18">concurs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7" draw:layer="layout" draw:line-skew="-0.347cm" svg:x1="1.449cm" svg:y1="1.16cm" svg:x2="1.19cm" svg:y2="11.955cm" draw:start-shape="id1" draw:start-glue-point="5" draw:end-shape="id23" draw:end-glue-point="5" svg:d="M1449 1160h-1107v10795h848" svg:viewBox="0 0 1108 10796">
          <text:p/>
        </draw:connector>
        <draw:connector draw:style-name="gr12" draw:text-style-name="P7" draw:layer="layout" draw:type="curve" svg:x1="15.837cm" svg:y1="13.825cm" svg:x2="24.5cm" svg:y2="13.21cm" draw:start-shape="id6" draw:start-glue-point="7" draw:end-shape="id14" draw:end-glue-point="5" svg:d="M15837 13825c6498 0 2167-615 8663-615" svg:viewBox="0 0 8664 616">
          <text:p/>
        </draw:connector>
        <draw:connector draw:style-name="gr20" draw:text-style-name="P7" xml:id="id24" draw:id="id24" draw:layer="layout" draw:line-skew="0.298cm" svg:x1="9.732cm" svg:y1="7.1cm" svg:x2="25.732cm" svg:y2="7.1cm" draw:start-shape="id7" draw:start-glue-point="6" draw:end-shape="id3" draw:end-glue-point="6" svg:d="M9732 7100v800h16000v-800" svg:viewBox="0 0 16001 801">
          <text:p/>
        </draw:connector>
        <draw:connector draw:style-name="gr5" draw:text-style-name="P13" draw:layer="layout" draw:type="line" svg:x1="17.732cm" svg:y1="7.9cm" svg:x2="13.732cm" svg:y2="7.1cm" draw:start-shape="id24" draw:start-glue-point="0" draw:end-shape="id25" draw:end-glue-point="6" svg:d="M17732 7900l-4000-800" svg:viewBox="0 0 4001 801">
          <text:p/>
        </draw:connector>
        <draw:connector draw:style-name="gr5" draw:text-style-name="P7" draw:layer="layout" draw:type="line" svg:x1="17.732cm" svg:y1="7.9cm" svg:x2="17.732cm" svg:y2="7.1cm" draw:start-shape="id24" draw:start-glue-point="0" draw:end-shape="id26" draw:end-glue-point="6" svg:d="M17732 7900v-800" svg:viewBox="0 0 1 801">
          <text:p/>
        </draw:connector>
        <draw:connector draw:style-name="gr5" draw:text-style-name="P7" draw:layer="layout" draw:type="line" svg:x1="17.732cm" svg:y1="7.9cm" svg:x2="21.766cm" svg:y2="7.1cm" draw:start-shape="id24" draw:start-glue-point="0" draw:end-shape="id27" draw:end-glue-point="6" svg:d="M17732 7900l4034-800" svg:viewBox="0 0 4035 801">
          <text:p/>
        </draw:connector>
        <draw:custom-shape draw:style-name="gr28" draw:text-style-name="P12" draw:layer="layout" svg:width="5.41cm" svg:height="1.91cm" svg:x="1.191cm" svg:y="11.001cm">
          <text:p text:style-name="P3"><text:span text:style-name="T18">Reler Livros,</text:span></text:p>
          <text:p text:style-name="P3"><text:span text:style-name="T18">Concursos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4" xml:id="id28" draw:id="id28" draw:layer="layout" svg:width="5.41cm" svg:height="1.91cm" svg:x="2.8cm" svg:y="8.39cm">
          <text:p text:style-name="P3"><text:span text:style-name="T19"><text:a xlink:href="https://gamercleanvic.github.io/estudos/" xlink:type="simple">Ler docs de S.O.s</text:a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7" draw:layer="layout" draw:type="lines" draw:line-skew="-0.547cm -1.099cm" svg:x1="1.449cm" svg:y1="1.16cm" svg:x2="2.8cm" svg:y2="9.345cm" draw:start-shape="id1" draw:start-glue-point="5" draw:end-shape="id28" draw:end-glue-point="5" svg:d="M1449 1160h-1049l800 8185h1600" svg:viewBox="0 0 2401 81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ffffff" draw:end-color="#add58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3:38:27.873685092</meta:creation-date>
    <dc:date>2018-12-22T14:06:53.647013882</dc:date>
    <meta:editing-duration>PT20H23M43S</meta:editing-duration>
    <meta:editing-cycles>287</meta:editing-cycles>
    <meta:generator>LibreOffice/6.0.7.3$Linux_X86_64 LibreOffice_project/00m0$Build-3</meta:generator>
    <meta:document-statistic meta:object-count="50"/>
  </office:meta>
</office:document-meta>
</file>